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3.473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transparent" fo:border="0.002cm solid #000000"/>
    </style:style>
    <style:style style:name="ce2" style:family="table-cell" style:parent-style-name="Default">
      <style:table-cell-properties fo:background-color="#83caff" fo:border="0.002cm solid #000000"/>
    </style:style>
    <style:style style:name="ce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row table:style-name="ro1">
          <table:table-cell table:style-name="ce1" office:value-type="string">
            <text:p>ФИО</text:p>
          </table:table-cell>
          <table:table-cell table:style-name="ce1" office:value-type="string">
            <text:p>Назарова Ольга</text:p>
          </table:table-cell>
          <table:table-cell table:style-name="Default"/>
        </table:table-row>
        <table:table-row table:style-name="ro1">
          <table:table-cell table:style-name="ce1" office:value-type="string">
            <text:p>Процессор</text:p>
          </table:table-cell>
          <table:table-cell table:style-name="ce1" office:value-type="string">
            <text:p>Intel Core 2,80 GHZ</text:p>
          </table:table-cell>
          <table:table-cell table:style-name="Default"/>
        </table:table-row>
        <table:table-row table:style-name="ro1">
          <table:table-cell table:style-name="ce1" office:value-type="string">
            <text:p>ОС</text:p>
          </table:table-cell>
          <table:table-cell table:style-name="ce1" office:value-type="string">
            <text:p>Windows 7</text:p>
          </table:table-cell>
          <table:table-cell table:style-name="Default"/>
        </table:table-row>
        <table:table-row table:style-name="ro1">
          <table:table-cell table:style-name="ce1" office:value-type="string">
            <text:p>Среда программирования</text:p>
          </table:table-cell>
          <table:table-cell table:style-name="ce1" office:value-type="string">
            <text:p>Visual Studio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>
            <text:p>Название</text:p>
          </table:table-cell>
          <table:table-cell table:style-name="ce2" office:value-type="string">
            <text:p>Время</text:p>
          </table:table-cell>
          <table:table-cell table:style-name="ce2" office:value-type="string">
            <text:p>Количество сравнений</text:p>
          </table:table-cell>
        </table:table-row>
        <table:table-row table:style-name="ro1">
          <table:table-cell table:style-name="ce3" office:value-type="string" table:number-columns-spanned="3" table:number-rows-spanned="1">
            <text:p>Сортировка 1000 элементов</text:p>
          </table:table-cell>
          <table:covered-table-cell table:number-columns-repeated="2" table:style-name="ce4"/>
        </table:table-row>
        <table:table-row table:style-name="ro1">
          <table:table-cell office:value-type="string">
            <text:p>Quick sort</text:p>
          </table:table-cell>
          <table:table-cell office:value-type="float" office:value="2.0001">
            <text:p>2,0001</text:p>
          </table:table-cell>
          <table:table-cell office:value-type="float" office:value="16282">
            <text:p>16 282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6.0003">
            <text:p>6,0003</text:p>
          </table:table-cell>
          <table:table-cell office:value-type="float" office:value="804777">
            <text:p>804 777</text:p>
          </table:table-cell>
        </table:table-row>
        <table:table-row table:style-name="ro1">
          <table:table-cell office:value-type="string">
            <text:p>Merge Sort</text:p>
          </table:table-cell>
          <table:table-cell office:value-type="float" office:value="11.0006">
            <text:p>11,0006</text:p>
          </table:table-cell>
          <table:table-cell office:value-type="float" office:value="1487302">
            <text:p>1 487 302</text:p>
          </table:table-cell>
        </table:table-row>
        <table:table-row table:style-name="ro1">
          <table:table-cell office:value-type="string">
            <text:p>Heap Sort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Bubble sort</text:p>
          </table:table-cell>
          <table:table-cell office:value-type="float" office:value="9.0005">
            <text:p>9,0005</text:p>
          </table:table-cell>
          <table:table-cell office:value-type="float" office:value="745254">
            <text:p>745 254</text:p>
          </table:table-cell>
        </table:table-row>
        <table:table-row table:style-name="ro1">
          <table:table-cell office:value-type="string">
            <text:p>Shake sort</text:p>
          </table:table-cell>
          <table:table-cell office:value-type="float" office:value="12.0007">
            <text:p>12,0007</text:p>
          </table:table-cell>
          <table:table-cell office:value-type="float" office:value="1244754">
            <text:p>1 244 754</text:p>
          </table:table-cell>
        </table:table-row>
        <table:table-row table:style-name="ro1">
          <table:table-cell table:style-name="ce3" office:value-type="string" table:number-columns-spanned="3" table:number-rows-spanned="1">
            <text:p>Сортировка 10 000 элементов</text:p>
          </table:table-cell>
          <table:covered-table-cell table:number-columns-repeated="2" table:style-name="ce4"/>
        </table:table-row>
        <table:table-row table:style-name="ro1">
          <table:table-cell office:value-type="string">
            <text:p>Quick sort</text:p>
          </table:table-cell>
          <table:table-cell office:value-type="float" office:value="6.0003">
            <text:p>6,0003</text:p>
          </table:table-cell>
          <table:table-cell office:value-type="float" office:value="217669">
            <text:p>217 669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62.0264">
            <text:p>462,0264</text:p>
          </table:table-cell>
          <table:table-cell office:value-type="float" office:value="98324050">
            <text:p>98 324 050</text:p>
          </table:table-cell>
        </table:table-row>
        <table:table-row table:style-name="ro1">
          <table:table-cell office:value-type="string">
            <text:p>Merge Sort</text:p>
          </table:table-cell>
          <table:table-cell office:value-type="float" office:value="1116.0639">
            <text:p>1116,0639</text:p>
          </table:table-cell>
          <table:table-cell office:value-type="float" office:value="149840182">
            <text:p>149 840 182</text:p>
          </table:table-cell>
        </table:table-row>
        <table:table-row table:style-name="ro1">
          <table:table-cell office:value-type="string">
            <text:p>Heap Sort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Bubble sort</text:p>
          </table:table-cell>
          <table:table-cell office:value-type="float" office:value="688.0394">
            <text:p>688,0394</text:p>
          </table:table-cell>
          <table:table-cell office:value-type="float" office:value="74937458">
            <text:p>74 937 458</text:p>
          </table:table-cell>
        </table:table-row>
        <table:table-row table:style-name="ro1">
          <table:table-cell office:value-type="string">
            <text:p>Shake sort</text:p>
          </table:table-cell>
          <table:table-cell office:value-type="float" office:value="900.0514">
            <text:p>900,0514</text:p>
          </table:table-cell>
          <table:table-cell office:value-type="float" office:value="124932458">
            <text:p>124 932 458</text:p>
          </table:table-cell>
        </table:table-row>
        <table:table-row table:style-name="ro1">
          <table:table-cell table:style-name="ce3" office:value-type="string" table:number-columns-spanned="3" table:number-rows-spanned="1">
            <text:p>Сортировка 50 000 элементов</text:p>
          </table:table-cell>
          <table:covered-table-cell table:number-columns-repeated="2" table:style-name="ce4"/>
        </table:table-row>
        <table:table-row table:style-name="ro1">
          <table:table-cell office:value-type="string">
            <text:p>Quick sort</text:p>
          </table:table-cell>
          <table:table-cell office:value-type="float" office:value="32.0019">
            <text:p>32,0019</text:p>
          </table:table-cell>
          <table:table-cell office:value-type="float" office:value="1289495">
            <text:p>1 289 495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8733.4995">
            <text:p>8733,4995</text:p>
          </table:table-cell>
          <table:table-cell office:value-type="float" office:value="2083830459">
            <text:p>2 083 830 459</text:p>
          </table:table-cell>
        </table:table-row>
        <table:table-row table:style-name="ro1">
          <table:table-cell office:value-type="string">
            <text:p>Merge Sort</text:p>
          </table:table-cell>
          <table:table-cell office:value-type="float" office:value="20895.1951">
            <text:p>20895,1951</text:p>
          </table:table-cell>
          <table:table-cell table:style-name="ce5" office:value-type="string">
            <text:p>превысило int</text:p>
          </table:table-cell>
        </table:table-row>
        <table:table-row table:style-name="ro1">
          <table:table-cell office:value-type="string">
            <text:p>Heap Sort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Bubble sort</text:p>
          </table:table-cell>
          <table:table-cell office:value-type="float" office:value="17558.0043">
            <text:p>17558,0043</text:p>
          </table:table-cell>
          <table:table-cell office:value-type="float" office:value="1877569065">
            <text:p>1 877 569 065</text:p>
          </table:table-cell>
        </table:table-row>
        <table:table-row table:style-name="ro1">
          <table:table-cell office:value-type="string">
            <text:p>Shake sort</text:p>
          </table:table-cell>
          <table:table-cell office:value-type="float" office:value="22778.3028">
            <text:p>22778,3028</text:p>
          </table:table-cell>
          <table:table-cell table:style-name="ce5" office:value-type="string">
            <text:p>превысило i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>
            <text:p>Вывод: сортировка Хоара рулит, либо у меня неверно реализованы другие сортировки =))</text:p>
          </table:table-cell>
          <table:table-cell table:style-name="Default"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25.04.2019</text:date>, <text:time>20:4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25S</meta:editing-duration>
    <meta:editing-cycles>13</meta:editing-cycles>
    <meta:generator>OpenOffice/4.1.6$Win32 OpenOffice.org_project/416m1$Build-9790</meta:generator>
    <dc:date>2019-04-25T20:42:49.97</dc:date>
    <dc:creator>Olga </dc:creator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